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officeooo:rsid="0003284b" officeooo:paragraph-rsid="0003284b" style:font-size-asian="15.75pt" style:font-size-complex="18pt"/>
    </style:style>
    <style:style style:name="P3" style:family="paragraph" style:parent-style-name="Text_20_body">
      <style:paragraph-properties fo:margin-top="0in" fo:margin-bottom="0.0382in" style:contextual-spacing="false" fo:line-height="100%"/>
      <style:text-properties officeooo:rsid="0003284b" officeooo:paragraph-rsid="0003284b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officeooo:rsid="0003284b" officeooo:paragraph-rsid="0014567d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09f36b" officeooo:paragraph-rsid="0009f36b"/>
    </style:style>
    <style:style style:name="P6" style:family="paragraph" style:parent-style-name="Text_20_body">
      <style:paragraph-properties fo:margin-top="0in" fo:margin-bottom="0.0382in" style:contextual-spacing="false" fo:line-height="100%"/>
      <style:text-properties officeooo:rsid="0009f36b" officeooo:paragraph-rsid="0005f970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officeooo:paragraph-rsid="00158364"/>
    </style:style>
    <style:style style:name="P9" style:family="paragraph" style:parent-style-name="Text_20_body">
      <style:paragraph-properties fo:padding="0.0193in" fo:border="0.06pt solid #d9d9e3"/>
    </style:style>
    <style:style style:name="P10" style:family="paragraph" style:parent-style-name="Text_20_body">
      <style:paragraph-properties fo:margin-top="0in" fo:margin-bottom="0.0382in" style:contextual-spacing="false" fo:line-height="100%"/>
      <style:text-properties officeooo:rsid="0005f970" officeooo:paragraph-rsid="000e6a26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color="#080000" loext:opacity="100%" officeooo:paragraph-rsid="0014567d"/>
    </style:style>
    <style:style style:name="P12" style:family="paragraph" style:parent-style-name="Text_20_body">
      <style:paragraph-properties fo:text-align="end" style:justify-single-word="false"/>
      <style:text-properties officeooo:rsid="000fd47e" officeooo:paragraph-rsid="000fd47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variant="normal" fo:text-transform="none" fo:color="#080000" loext:opacity="100%" style:font-name="S hne" fo:font-size="12pt" fo:letter-spacing="normal" fo:font-style="normal" fo:font-weight="normal" officeooo:rsid="00158364" officeooo:paragraph-rsid="00158364"/>
    </style:style>
    <style:style style:name="P14" style:family="paragraph" style:parent-style-name="Text_20_body">
      <style:paragraph-properties fo:padding="0.0193in" fo:border="0.06pt solid #d9d9e3"/>
      <style:text-properties officeooo:rsid="00085f9e"/>
    </style:style>
    <style:style style:name="P15" style:family="paragraph" style:parent-style-name="Sender" style:master-page-name="First_20_Page">
      <style:paragraph-properties style:page-number="auto"/>
    </style:style>
    <style:style style:name="P16" style:family="paragraph">
      <loext:graphic-properties draw:fill="gradient" draw:fill-color="#729fcf" draw:fill-gradient-name="Gradient_20_7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/>
    </style:style>
    <style:style style:name="T1" style:family="text">
      <style:text-properties officeooo:rsid="0009f36b"/>
    </style:style>
    <style:style style:name="T2" style:family="text">
      <style:text-properties fo:font-variant="normal" fo:text-transform="none" style:font-name="S hne" fo:font-size="12pt" fo:letter-spacing="normal" fo:font-style="normal" fo:font-weight="normal"/>
    </style:style>
    <style:style style:name="T3" style:family="text">
      <style:text-properties fo:font-variant="normal" fo:text-transform="none" style:font-name="S hne" fo:font-size="12pt" fo:letter-spacing="normal" fo:font-style="normal" fo:font-weight="normal" officeooo:rsid="00158364"/>
    </style:style>
    <style:style style:name="T4" style:family="text">
      <style:text-properties fo:font-variant="normal" fo:text-transform="none" fo:color="#080000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080000" loext:opacity="100%" style:font-name="S hne" fo:font-size="12pt" fo:letter-spacing="normal" fo:font-style="normal" fo:font-weight="normal" officeooo:rsid="00158364"/>
    </style:style>
    <style:style style:name="T6" style:family="text">
      <style:text-properties officeooo:rsid="0018cd61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Gradient_20_7" draw:textarea-horizontal-align="justify" draw:textarea-vertical-align="middle" draw:auto-grow-height="false" fo:min-height="11.1598in" fo:min-width="1.1957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2"/>
      <text:p text:style-name="P8"><text:span text:style-name="T5">Ronald Addams</text:span><text:span text:style-name="T4"> </text:span></text:p>
      <text:p text:style-name="P13">242 Dockside Dr Apt C</text:p>
      <text:p text:style-name="P13">Hampton VA, 23669</text:p>
      <text:p text:style-name="P11"><text:span text:style-name="T2"><text:s/></text:span><text:span text:style-name="T3">r.addams42@gmail.com</text:span><text:span text:style-name="T2"> </text:span></text:p>
      <text:p text:style-name="P13">804-791-8831</text:p>
      <text:p text:style-name="P4"/>
      <text:p text:style-name="P3"/>
      <text:p text:style-name="P10"/>
      <text:p text:style-name="P6"><text:tab/><text:tab/>I am writing to express my sincere interest in joining your esteemed organization. As a progressive professional with a passion for innovation and a drive for excellence, I am confident that my skills and experience can make valuable contributions to your team and help achieve your business objectives.</text:p>
      <text:p text:style-name="P6"/>
      <text:p text:style-name="P9">Throughout my career, I have consistently sought out new creative endeavors and embraced challenges with determination. I firmly believe that identifying innovative solutions and adopting fresh perspectives are essential for businesses to evolve and thrive. My problem-solving abilities and strong critical thinking skills have been instrumental in my past successes, and I am always open to feedback and eager to learn and grow.</text:p>
      <text:p text:style-name="P9">As a proactive learner, I am continuously expanding my knowledge and skills. I am currently enrolled in online courses on Coursera to deepen my expertise in the <text:span text:style-name="T6">C</text:span>yber security field. Additionally, I have completed certifications in Google IT Support and IBM Cybersecurity Analyst, while also exploring Python scripting and machine learning to broaden my horizons.</text:p>
      <text:p text:style-name="P9">Enclosed is my resume, providing a comprehensive overview of my background and qualifications. I believe that my diverse expertise and commitment to continuous improvement make me a strong candidate for various roles within your organization.</text:p>
      <text:p text:style-name="P9">I am enthusiastic about the possibility of contributing to your team and would be honored to discuss how my skills can support your business objectives. Thank you for considering my application. I eagerly await the opportunity to speak with you further.</text:p>
      <text:p text:style-name="P14"/>
      <text:p text:style-name="P7"><text:span text:style-name="T1">S</text:span>incerely,</text:p>
      <text:p text:style-name="P5">Ronald E Addam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aecf00" draw:end-color="#ffffff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in" fo:margin-bottom="0.3937in" style:contextual-spacing="false" fo:text-align="end" style:justify-single-word="false"/>
      <style:text-properties officeooo:rsid="000c5d28"/>
    </style:style>
    <style:style style:name="Addressee" style:family="paragraph" style:parent-style-name="Standard" style:class="extra">
      <style:paragraph-properties fo:margin-top="0in" fo:margin-bottom="0.7874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9in" style:type="center"/>
          <style:tab-stop style:position="5.47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8pt" style:text-underline-style="solid" style:text-underline-type="double" style:text-underline-width="auto" style:text-underline-color="font-color" officeooo:rsid="0003284b" officeooo:paragraph-rsid="0003284b" style:font-size-asian="15.75pt" style:font-size-complex="18pt"/>
    </style:style>
    <style:style style:name="MP3" style:family="paragraph">
      <loext:graphic-properties draw:fill="gradient" draw:fill-color="#729fcf" draw:fill-gradient-name="Gradient_20_7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Gradient_20_7" draw:textarea-horizontal-align="justify" draw:textarea-vertical-align="middle" draw:auto-grow-height="false" fo:min-height="11.1598in" fo:min-width="1.1957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1.7717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02in" fo:margin-bottom="0.7874in" fo:margin-left="1.7717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Shape1" draw:style-name="Mgr1" draw:text-style-name="MP3" svg:width="1.3933in" svg:height="10.8268in" svg:x="-1.5535in" svg:y="-0.2783in"><text:p/><draw:enhanced-geometry svg:viewBox="0 0 21600 21600" draw:type="rectangle" draw:enhanced-path="M 0 0 L 21600 0 21600 21600 0 21600 0 0 Z N"/></draw:custom-shape>Ronald Addam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7T15:42:14.009000000</meta:creation-date>
    <meta:editing-duration>PT15M39S</meta:editing-duration>
    <meta:editing-cycles>8</meta:editing-cycles>
    <meta:generator>LibreOffice/7.5.4.2$Windows_X86_64 LibreOffice_project/36ccfdc35048b057fd9854c757a8b67ec53977b6</meta:generator>
    <dc:description>Modern business letter with serif font</dc:description>
    <dc:title>Modern business letter serif</dc:title>
    <dc:date>2023-07-31T18:59:20.499000000</dc:date>
    <meta:print-date>2023-07-26T16:26:49.026000000</meta:print-date>
    <meta:document-statistic meta:table-count="0" meta:image-count="0" meta:object-count="0" meta:page-count="1" meta:paragraph-count="14" meta:word-count="261" meta:character-count="1717" meta:non-whitespace-character-count="1465"/>
    <meta:template xlink:type="simple" xlink:actuate="onRequest" xlink:title="Modern business letter serif" xlink:href="../../../../../Program%20Files/LibreOffice/share/template/common/officorr/Modern_business_letter_serif.ott" meta:date="2023-07-17T15:42:13.668000000"/>
  </office:meta>
</office:document-meta>
</file>